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dvancing Football Analytics: A Research Proposal for an Explainable Expected Goal (Ex-xG) Model</text:p>
      <text:p text:style-name="Standard"/>
      <text:p text:style-name="Standard">1.0 Introduction</text:p>
      <text:p text:style-name="Standard"/>
      <text:p text:style-name="Standard">Data-driven analysis in professional football has evolved significantly, moving beyond simple performance metrics like goals and assists toward more sophisticated computational models. This trend reflects a broader shift in the sports industry towards leveraging large datasets to gain a competitive edge through tactical and recruitment insights (Olthof &amp; Davis, 2025; Sharma et al.). The development of advanced statistical methods has provided coaches, analysts, and club management with powerful new tools for performance evaluation.</text:p>
      <text:p text:style-name="Standard"/>
      <text:p text:style-name="Standard">A prominent example of this evolution is the Expected Goal (xG) model. First proposed by Green (2012), xG is a metric designed to quantify the probability of any given shot resulting in a goal (Cavus &amp; Biecek). Its value lies in its ability to offer a more representative measure of performance in a low-scoring sport like football, where match outcomes can be heavily influenced by randomness. As noted by Brechot and Flepp (2020), xG has proven to be a more stable and useful indicator for predicting future team performance than relying on actual goals scored alone.</text:p>
      <text:p text:style-name="Standard"/>
      <text:p text:style-name="Standard">However, a central challenge has emerged with the adoption of these advanced models. The most accurate machine learning algorithms are often "black-boxes," meaning their internal decision-making processes are opaque to the user. This lack of transparency decreases their interpretability and leads to a loss of actionable information, a critical concern for practitioners who need to understand the "why" behind a model's output (Cavus &amp; Biecek, 2021; Olthof &amp; Davis, 2025). Without this understanding, the practical utility of these powerful models is significantly constrained.</text:p>
      <text:p text:style-name="Standard"/>
      <text:p text:style-name="Standard">This research proposal directly addresses this interpretability gap. We propose the development and validation of an Explainable Expected Goal (Ex-xG) model, a novel framework that integrates a state-of-the-art predictive model with proven Explainable AI (XAI) techniques. The goal is to create a tool that not only predicts the probability of a goal with high accuracy but also provides clear, actionable insights into the factors driving those predictions. This proposal will detail the specific limitations of current approaches and outline a methodology to overcome them.</text:p>
      <text:p text:style-name="Standard"/>
      <text:p text:style-name="Standard">2.0 Problem Statement and Research Gap</text:p>
      <text:p text:style-name="Standard"/>
      <text:p text:style-name="Standard">The strategic importance of data analytics in modern football is undeniable, yet its full potential is often unrealized. While the Expected Goal (xG) metric has become a cornerstone of performance analysis, its practical application is currently constrained by the inherent lack of transparency in the high-performance models used to generate it. This opacity limits its utility for coaches and analysts, who require not just predictive scores but also a deeper understanding of the underlying factors influencing team and player performance.</text:p>
      <text:p text:style-name="Standard"/>
      <text:p text:style-name="Standard">The primary limitation of existing xG models lies in their evaluation framework. As argued by Cavus &amp; Biecek (2021), current approaches almost exclusively consider the output of the xG model—the final probability score—while ignoring the underlying model behavior that produces it. This narrow focus prevents stakeholders from understanding why a team's xG is high or low. For example, a coach might see that their team generated a low xG value but will have no clear, data-driven insight into whether this was due to poor shot locations, rushed decision-making, or other tactical deficiencies. The model provides the "what" but not the "why," leaving a critical gap in actionable intelligence.</text:p>
      <text:p text:style-name="Standard"/>
      <text:p text:style-name="Standard"><text:soft-page-break/>This limitation points to a broader research gap within sports analytics: the pressing need for more interpretable and trustworthy AI. The academic discourse increasingly calls for the integration of Explainable AI (XAI) to bridge the gap between complex computational models and practical application (Malakreddy et al., 2024). This aligns with the emerging focus on "Trustworthy AI" in sports, which emphasizes the development of systems that are not only accurate but also transparent and interpretable, allowing practitioners to understand, validate, and ultimately trust the insights they provide (Olthof &amp; Davis, 2025).</text:p>
      <text:p text:style-name="Standard"/>
      <text:p text:style-name="Standard">To address this gap, this project will answer the following core research question:</text:p>
      <text:p text:style-name="Standard"/>
      <text:p text:style-name="Standard">How can Explainable AI (XAI) techniques be integrated with high-accuracy Expected Goal models to provide transparent, actionable insights for tactical analysis, player evaluation, and performance optimization in professional football?</text:p>
      <text:p text:style-name="Standard"/>
      <text:p text:style-name="Standard">The methodology proposed in the following section is designed as a direct response to this identified problem, aiming to develop a solution that enhances both the predictive power and the practical utility of the xG metric.</text:p>
      <text:p text:style-name="Standard"/>
      <text:p text:style-name="Standard">3.0 Proposed Methodology</text:p>
      <text:p text:style-name="Standard"/>
      <text:p text:style-name="Standard">This project will follow a structured, multi-stage research methodology to develop and validate the Explainable Expected Goal (Ex-xG) model. The approach encompasses data acquisition and pre-processing, predictive model development, and the integration of a powerful explainability framework. This process is grounded in the successful methodology demonstrated by Cavus &amp; Biecek (2021), ensuring a robust and reproducible research design.</text:p>
      <text:p text:style-name="Standard"/>
      <text:p text:style-name="Standard">3.1 Stage 1: Data Acquisition and Pre-processing</text:p>
      <text:p text:style-name="Standard"/>
      <text:p text:style-name="Standard">Dataset Description</text:p>
      <text:p text:style-name="Standard"/>
      <text:p text:style-name="Standard">The model will be trained on a comprehensive and extensive dataset of shot-related event data. As detailed by Cavus &amp; Biecek, this dataset comprises 315,430 shots from 12,655 matches across seven complete seasons (2014-15 to 2020-21) of the top-five European football leagues:</text:p>
      <text:p text:style-name="Standard"/>
      <text:p text:style-name="Standard">* English Premier League (EPL)</text:p>
      <text:p text:style-name="Standard">* La Liga (Spain)</text:p>
      <text:p text:style-name="Standard">* Serie A (Italy)</text:p>
      <text:p text:style-name="Standard">* Bundesliga (Germany)</text:p>
      <text:p text:style-name="Standard">* Ligue 1 (France)</text:p>
      <text:p text:style-name="Standard"/>
      <text:p text:style-name="Standard">This large-scale dataset provides a robust foundation for training a generalizable model that captures diverse playing styles and tactical contexts.</text:p>
      <text:p text:style-name="Standard"/>
      <text:p text:style-name="Standard">Feature Engineering</text:p>
      <text:p text:style-name="Standard"/>
      <text:p text:style-name="Standard">Raw shot coordinates, while precise, are not directly interpretable for analytical purposes. Therefore, a critical pre-processing step involves transforming these coordinates into meaningful features. Following the methodology and formulas presented by Cavus &amp; Biecek, we will calculate two primary spatial features for each shot, where L and W represent the raw coordinates:</text:p>
      <text:p text:style-name="Standard"/>
      <text:p text:style-name="Standard"><text:soft-page-break/>1. Distance to Goal (distance to goal): Calculated as the Euclidean distance from the shot's coordinates to the center of the goal line. <text:s/>X_{DTG_i} = \sqrt{[105 - (L_i \times 105)]^2 + [34 - (W_i \times 68)]^2} </text:p>
      <text:p text:style-name="Standard">2. Angle to Goal (angle to goal): Calculated as the angle formed by the shot's location and the two goalposts. <text:s/>X_{ATG_i} = \left| \arctan\left[\frac{7.32 \times (105 - L_i \times 105)}{(105 - L_i \times 105)^2 + (34 - W_i \times 68)^2 - (\frac{7.32}{2})^2}\right] \times \frac{180}{\pi} \right| </text:p>
      <text:p text:style-name="Standard"/>
      <text:p text:style-name="Standard">In addition to these engineered features, the model will incorporate other key categorical variables presented in Table I of the Cavus &amp; Biecek paper, including:</text:p>
      <text:p text:style-name="Standard"/>
      <text:p text:style-name="Standard">* situation: The game state when the shot was taken (e.g., Open play, Direct freekick, Penalty).</text:p>
      <text:p text:style-name="Standard">* shot type: The body part used for the shot (e.g., Right foot, Left foot, Head).</text:p>
      <text:p text:style-name="Standard">* last action: The event immediately preceding the shot (e.g., Pass, Cross, Rebound).</text:p>
      <text:p text:style-name="Standard"/>
      <text:p text:style-name="Standard">3.2 Stage 2: Predictive Model Development</text:p>
      <text:p text:style-name="Standard"/>
      <text:p text:style-name="Standard">Modeling Approach</text:p>
      <text:p text:style-name="Standard"/>
      <text:p text:style-name="Standard">The project will develop a high-accuracy, tree-based classification model to predict the binary outcome of a shot (goal or no goal). Specifically, a Random Forest model will be implemented. This choice is supported by the findings of Cavus &amp; Biecek, whose comparative analysis demonstrated that the Random Forest algorithm achieved superior predictive performance over other models like XGBoost and LightGBM, demonstrating the highest F1-score, AUC, and balanced accuracy after over-sampling was applied.</text:p>
      <text:p text:style-name="Standard"/>
      <text:p text:style-name="Standard">Addressing Class Imbalance</text:p>
      <text:p text:style-name="Standard"/>
      <text:p text:style-name="Standard">The dataset is inherently imbalanced, with goals being a rare event (approximately 10.7% of all shots result in a goal). This imbalance can bias a model towards the majority class (no goal), leading to poor predictive performance for the minority class (goal). To mitigate this, the project will employ the random over-sampling method, a technique highlighted by Cavus &amp; Biecek as critical for ensuring the model learns effectively from both outcomes. This involves synthetically balancing the training data to give equal weight to both goal and non-goal events.</text:p>
      <text:p text:style-name="Standard"/>
      <text:p text:style-name="Standard">Model Training and Validation</text:p>
      <text:p text:style-name="Standard"/>
      <text:p text:style-name="Standard">A standard and rigorous protocol will be used for model training and validation. The dataset will be partitioned using an 80-20 train-test split. The model will be trained on 80% of the data, and its predictive performance (e.g., accuracy, AUC, Brier score) will be evaluated on the unseen 20% test set. This ensures an unbiased assessment of the model's ability to generalize to new data.</text:p>
      <text:p text:style-name="Standard"/>
      <text:p text:style-name="Standard">3.3 Stage 3: Explainability Framework Integration</text:p>
      <text:p text:style-name="Standard"/>
      <text:p text:style-name="Standard">Core XAI Technique: Aggregated Profiles (AP)</text:p>
      <text:p text:style-name="Standard"/>
      <text:p text:style-name="Standard">To transform the high-performance "black-box" model into an interpretable tool, this research will implement Aggregated Profiles (AP) as the core XAI technique. As defined by Cavus &amp; Biecek, an AP is created by averaging the Ceteris-Paribus (CP) profiles for a specific, targeted group of observations. A CP profile shows how a model's prediction for a single instance changes as the value of one feature is varied. By aggregating these individual profiles, we can analyze the model's behavior for a meaningful subgroup, such as all shots taken by a single player or an entire team over a match or season.</text:p>
      <text:p text:style-name="Standard"><text:soft-page-break/></text:p>
      <text:p text:style-name="Standard">Function and Value of the Explainability Framework</text:p>
      <text:p text:style-name="Standard"/>
      <text:p text:style-name="Standard">The integration of APs will allow our analysis to move beyond a single, static xG score and provide dynamic, visual explanations. The framework will generate profiles that illustrate how key features like distance to goal and angle to goal influence the model's predictions for a specific team or player. This enables powerful "what-if" analyses, providing actionable intelligence for coaches and analysts. For instance, following the team-level (Schalke 04 vs. Bayern Munich) and player-level (Yilmaz, Messi, Lewandowski) examples from Cavus &amp; Biecek, we can answer questions such as:</text:p>
      <text:p text:style-name="Standard"/>
      <text:p text:style-name="Standard">* "How would Team A's average xG per shot increase if their average shot distance decreased from 18 meters to 15 meters?"</text:p>
      <text:p text:style-name="Standard">* "Which player generates more xG from wider shooting angles, and how does this compare to their peers?"</text:p>
      <text:p text:style-name="Standard"/>
      <text:p text:style-name="Standard">This approach transforms the xG model from a simple performance metric into a diagnostic and strategic planning tool. The application of this integrated methodology is expected to yield several innovative and valuable outcomes for the field of football analytics.</text:p>
      <text:p text:style-name="Standard"/>
      <text:p text:style-name="Standard">4.0 Expected Outcomes and Contributions</text:p>
      <text:p text:style-name="Standard"/>
      <text:p text:style-name="Standard">The successful completion of this research will yield significant theoretical and practical contributions to the field of sports analytics. By bridging the gap between predictive accuracy and model interpretability, this project will produce not only a novel analytical tool but also a new methodological framework for performance analysis in professional football.</text:p>
      <text:p text:style-name="Standard"/>
      <text:p text:style-name="Standard">The primary expected outcomes of this research are:</text:p>
      <text:p text:style-name="Standard"/>
      <text:p text:style-name="Standard">* A Validated Explainable xG (Ex-xG) Model This project will produce a high-accuracy predictive model for shot outcomes that is fully interpretable through the integrated Aggregated Profiles (AP) framework. The final model will be rigorously validated on a large-scale, multi-league dataset, ensuring its robustness and generalizability. All code and methodologies will be documented to ensure reproducibility.</text:p>
      <text:p text:style-name="Standard">* A Novel Framework for Performance Analysis Beyond the model itself, this research will deliver a complete methodology that allows coaches and analysts to conduct deep-dive performance reviews. The framework will empower users to move past simple descriptive statistics and ask targeted "what-if" questions, enabling them to simulate the potential impact of tactical adjustments and inform evidence-based player development strategies.</text:p>
      <text:p text:style-name="Standard">* Actionable Insights for Football Stakeholders The Ex-xG model will provide tangible, data-driven intelligence for key stakeholders. For scouts and technical directors, it offers a more nuanced tool for player evaluation, revealing underlying shooting patterns that a simple goal tally might obscure. For coaches and tactical analysts, it provides clear, evidence-based recommendations for optimizing shot selection and offensive positioning.</text:p>
      <text:p text:style-name="Standard"/>
      <text:p text:style-name="Standard">This research will make a direct and timely contribution to the development of Trustworthy AI in sports, a key emerging topic identified by Olthof &amp; Davis (2025). By prioritizing transparency and interpretability, the Ex-xG model will serve as a powerful case study for building AI systems that practitioners can understand, interrogate, and ultimately trust. This project demonstrates how to move beyond opaque "black-box" systems towards building collaborative intelligence tools that augment, rather than replace, human expertise.</text:p>
      <text:p text:style-name="Standard"/>
      <text:p text:style-name="Standard"><text:soft-page-break/>In summary, the contributions of this project will advance the state-of-the-art in football analytics by delivering a tool that is simultaneously accurate, interpretable, and actionable, setting a new standard for performance analysis in the sport.</text:p>
      <text:p text:style-name="Standard"/>
      <text:p text:style-name="Standard">5.0 Conclusion</text:p>
      <text:p text:style-name="Standard"/>
      <text:p text:style-name="Standard">While Expected Goal (xG) models have become a cornerstone of modern football analytics, their full potential remains constrained by their "black-box" nature. This lack of transparency is a significant barrier to practical application, preventing coaches and analysts from translating predictive scores into actionable strategic insights. This research proposal has outlined a clear and robust plan to address this critical limitation.</text:p>
      <text:p text:style-name="Standard"/>
      <text:p text:style-name="Standard">The proposed solution is the development of an Explainable Expected Goal (Ex-xG) model. This will be achieved by integrating a high-performance Random Forest model, trained on an extensive multi-season dataset, with the Aggregated Profiles (AP) XAI technique. This novel approach will not only maintain high predictive accuracy but will also unlock the model's internal logic, allowing users to understand precisely how factors like shot distance and angle influence goal-scoring probabilities for specific teams and players.</text:p>
      <text:p text:style-name="Standard"/>
      <text:p text:style-name="Standard">Ultimately, this research will pioneer a more transparent, insightful, and actionable approach to football analytics. By transforming the xG model from a descriptive metric into a powerful diagnostic and strategic tool, this project will empower teams with the nuanced, data-driven intelligence required to gain a true competitive edge.</text:p>
      <text:p text:style-name="Standard"/>
      <text:p text:style-name="Standard">6.0 References</text:p>
      <text:p text:style-name="Standard"/>
      <text:p text:style-name="Standard">A comprehensive list of all literature cited throughout the proposal will be provided, following a consistent academic citation sty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1T16:01:24.279505491</meta:creation-date>
    <dc:date>2025-11-01T16:01:37.143796446</dc:date>
    <meta:editing-duration>PT13S</meta:editing-duration>
    <meta:editing-cycles>1</meta:editing-cycles>
    <meta:document-statistic meta:table-count="0" meta:image-count="0" meta:object-count="0" meta:page-count="5" meta:paragraph-count="61" meta:word-count="2152" meta:character-count="14563" meta:non-whitespace-character-count="12470"/>
    <meta:generator>LibreOffice/7.3.7.2$Linux_X86_64 LibreOffice_project/30$Build-2</meta:generator>
  </office:meta>
</office:document-meta>
</file>